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3333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T1" style:family="text">
      <style:text-properties fo:color="#9900ff" style:font-name="Fira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65cm" svg:y1="8.804cm" svg:x2="1.865cm" svg:y2="3.089cm">
          <text:p/>
        </draw:line>
        <draw:line draw:style-name="gr1" draw:text-style-name="P1" draw:layer="layout" svg:x1="1.894cm" svg:y1="8.834cm" svg:x2="7.609cm" svg:y2="8.834cm">
          <text:p/>
        </draw:line>
        <draw:frame draw:style-name="gr2" draw:text-style-name="P2" draw:layer="layout" svg:width="1.143cm" svg:height="0.889cm" svg:x="1.552cm" svg:y="2.135cm">
          <draw:text-box>
            <text:p><text:span text:style-name="T1">+y</text:span></text:p>
          </draw:text-box>
        </draw:frame>
        <draw:frame draw:style-name="gr2" draw:text-style-name="P2" draw:layer="layout" svg:width="1.143cm" svg:height="0.889cm" svg:x="7.51cm" svg:y="8.393cm">
          <draw:text-box>
            <text:p><text:span text:style-name="T1">+x</text:span></text:p>
          </draw:text-box>
        </draw:frame>
        <draw:line draw:style-name="gr3" draw:text-style-name="P1" draw:layer="layout" svg:x1="4.4cm" svg:y1="4.905cm" svg:x2="4.4cm" svg:y2="1.897cm">
          <text:p/>
        </draw:line>
        <draw:line draw:style-name="gr3" draw:text-style-name="P1" draw:layer="layout" svg:x1="4.384cm" svg:y1="4.91cm" svg:x2="8.077cm" svg:y2="4.91cm">
          <text:p/>
        </draw:line>
        <draw:line draw:style-name="gr3" draw:text-style-name="P1" draw:layer="layout" svg:x1="4.401cm" svg:y1="4.853cm" svg:x2="4.401cm" svg:y2="7.861cm">
          <text:p/>
        </draw:line>
        <draw:line draw:style-name="gr3" draw:text-style-name="P1" draw:layer="layout" svg:x1="4.396cm" svg:y1="4.913cm" svg:x2="2.469cm" svg:y2="4.913cm">
          <text:p/>
        </draw:line>
        <draw:frame draw:style-name="gr2" draw:text-style-name="P2" draw:layer="layout" svg:width="0.93cm" svg:height="0.889cm" svg:x="3.953cm" svg:y="1.036cm">
          <draw:text-box>
            <text:p><text:span text:style-name="T1">N</text:span></text:p>
          </draw:text-box>
        </draw:frame>
        <draw:frame draw:style-name="gr2" draw:text-style-name="P2" draw:layer="layout" svg:width="0.93cm" svg:height="0.889cm" svg:x="4.021cm" svg:y="7.758cm">
          <draw:text-box>
            <text:p><text:span text:style-name="T1">w</text:span></text:p>
          </draw:text-box>
        </draw:frame>
        <draw:frame draw:style-name="gr2" draw:text-style-name="P2" draw:layer="layout" svg:width="0.635cm" svg:height="0.889cm" svg:x="2.778cm" svg:y="4.048cm">
          <draw:text-box>
            <text:p><text:span text:style-name="T1">f</text:span></text:p>
          </draw:text-box>
        </draw:frame>
        <draw:frame draw:style-name="gr2" draw:text-style-name="P2" draw:layer="layout" svg:width="0.762cm" svg:height="0.889cm" svg:x="6.969cm" svg:y="4.048cm">
          <draw:text-box>
            <text:p><text:span text:style-name="T1">A</text:span></text:p>
          </draw:text-box>
        </draw:frame>
        <draw:line draw:style-name="gr4" draw:text-style-name="P1" draw:layer="layout" svg:x1="6.207cm" svg:y1="2.651cm" svg:x2="8.112cm" svg:y2="2.651cm">
          <text:p/>
        </draw:line>
        <draw:frame draw:style-name="gr5" draw:text-style-name="P2" draw:layer="layout" svg:width="1.524cm" svg:height="0.882cm" svg:x="5.888cm" svg:y="1.635cm">
          <draw:text-box>
            <text:p><text:span text:style-name="T1">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0T16:21:17.317956000</meta:creation-date>
    <dc:date>2017-08-10T16:35:00.769164000</dc:date>
    <meta:editing-duration>PT2M44S</meta:editing-duration>
    <meta:editing-cycles>1</meta:editing-cycles>
    <meta:document-statistic meta:object-count="14"/>
    <meta:generator>LibreOffice/5.3.2.2$MacOSX_X86_64 LibreOffice_project/6cd4f1ef626f15116896b1d8e1398b56da0d0ee1</meta:generator>
  </office:meta>
</office:document-meta>
</file>